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451e2" officeooo:paragraph-rsid="001451e2"/>
    </style:style>
    <style:style style:name="P3" style:family="paragraph" style:parent-style-name="Standard">
      <style:paragraph-properties fo:text-align="center" style:justify-single-word="false"/>
      <style:text-properties officeooo:rsid="0014e2f6" officeooo:paragraph-rsid="0014e2f6"/>
    </style:style>
    <style:style style:name="T1" style:family="text">
      <style:text-properties officeooo:rsid="0014e2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J Guillaume</text:p>
      <text:p text:style-name="P2"/>
      <text:p text:style-name="P2">CS112</text:p>
      <text:p text:style-name="P2"/>
      <text:p text:style-name="P2">Professor Kapfhammer</text:p>
      <text:p text:style-name="P2"/>
      <text:p text:style-name="P3">Late Submission 19 February 2015</text:p>
      <text:p text:style-name="P2"/>
      <text:p text:style-name="P2">Laboratory <text:span text:style-name="T1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0:56:02.778461218</meta:creation-date>
    <dc:date>2015-02-18T22:35:25.295236574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5" meta:word-count="12" meta:character-count="81" meta:non-whitespace-character-count="74"/>
  </office:meta>
</office:document-meta>
</file>